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Verdana, 'Bitstream Vera Sans', Helvetica, sans-serif"/>
    <style:font-face style:name="OpenSymbol" svg:font-family="OpenSymbol"/>
    <style:font-face style:name="Verdana" svg:font-family="Verdana, Arial, 'Bitstream Vera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Verdana" fo:font-size="9.75pt"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Verdana" fo:font-size="9.75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Verdana" fo:font-size="9.75pt" fo:letter-spacing="normal" fo:font-style="normal" fo:font-weight="normal"/>
    </style:style>
    <style:style style:name="P4" style:family="paragraph" style:parent-style-name="Text_20_body" style:list-style-name="L3">
      <style:paragraph-properties fo:orphans="2" fo:widows="2"/>
      <style:text-properties fo:font-variant="normal" fo:text-transform="none" fo:color="#000000" style:font-name="Verdana" fo:font-size="9.75pt" fo:letter-spacing="normal" fo:font-style="normal" fo:font-weight="normal"/>
    </style:style>
    <style:style style:name="P5" style:family="paragraph" style:parent-style-name="Text_20_body" style:list-style-name="L4">
      <style:paragraph-properties fo:orphans="2" fo:widows="2"/>
      <style:text-properties fo:font-variant="normal" fo:text-transform="none" fo:color="#000000" style:font-name="Verdana" fo:font-size="9.75pt" fo:letter-spacing="normal" fo:font-style="normal" fo:font-weight="normal"/>
    </style:style>
    <style:style style:name="P6" style:family="paragraph" style:parent-style-name="Text_20_body" style:list-style-name="L5">
      <style:paragraph-properties fo:orphans="2" fo:widows="2"/>
      <style:text-properties fo:font-variant="normal" fo:text-transform="none" fo:color="#000000" style:font-name="Verdana" fo:font-size="9.75pt" fo:letter-spacing="normal" fo:font-style="normal" fo:font-weight="normal"/>
    </style:style>
    <style:style style:name="P7" style:family="paragraph" style:parent-style-name="Text_20_body" style:list-style-name="L6">
      <style:paragraph-properties fo:orphans="2" fo:widows="2"/>
      <style:text-properties fo:font-variant="normal" fo:text-transform="none" fo:color="#000000" style:font-name="Verdana" fo:font-size="9.75pt" fo:letter-spacing="normal" fo:font-style="normal" fo:font-weight="normal"/>
    </style:style>
    <style:style style:name="P8" style:family="paragraph" style:parent-style-name="Text_20_body" style:list-style-name="L7">
      <style:paragraph-properties fo:orphans="2" fo:widows="2"/>
      <style:text-properties fo:font-variant="normal" fo:text-transform="none" fo:color="#000000" style:font-name="Verdana" fo:font-size="9.75pt" fo:letter-spacing="normal" fo:font-style="normal" fo:font-weight="normal"/>
    </style:style>
    <style:style style:name="P9" style:family="paragraph" style:parent-style-name="Text_20_body" style:list-style-name="L8">
      <style:paragraph-properties fo:orphans="2" fo:widows="2"/>
      <style:text-properties fo:font-variant="normal" fo:text-transform="none" fo:color="#000000" style:font-name="Verdana" fo:font-size="9.75pt" fo:letter-spacing="normal" fo:font-style="normal" fo:font-weight="normal"/>
    </style:style>
    <style:style style:name="P10" style:family="paragraph" style:parent-style-name="Text_20_body" style:list-style-name="L9">
      <style:paragraph-properties fo:orphans="2" fo:widows="2"/>
      <style:text-properties fo:font-variant="normal" fo:text-transform="none" fo:color="#000000" style:font-name="Verdana" fo:font-size="9.75pt" fo:letter-spacing="normal" fo:font-style="normal" fo:font-weight="normal"/>
    </style:style>
    <style:style style:name="P11" style:family="paragraph" style:parent-style-name="Text_20_body" style:list-style-name="L10">
      <style:paragraph-properties fo:orphans="2" fo:widows="2"/>
      <style:text-properties fo:font-variant="normal" fo:text-transform="none" fo:color="#000000" style:font-name="Verdana" fo:font-size="9.75pt" fo:letter-spacing="normal" fo:font-style="normal" fo:font-weight="normal"/>
    </style:style>
    <style:style style:name="P12" style:family="paragraph" style:parent-style-name="Text_20_body" style:list-style-name="L11">
      <style:paragraph-properties fo:orphans="2" fo:widows="2"/>
      <style:text-properties fo:font-variant="normal" fo:text-transform="none" fo:color="#000000" style:font-name="Verdana" fo:font-size="9.75pt" fo:letter-spacing="normal" fo:font-style="normal" fo:font-weight="normal"/>
    </style:style>
    <style:style style:name="P13" style:family="paragraph" style:parent-style-name="Text_20_body" style:list-style-name="L12">
      <style:paragraph-properties fo:orphans="2" fo:widows="2"/>
      <style:text-properties fo:font-variant="normal" fo:text-transform="none" fo:color="#000000" style:font-name="Verdana" fo:font-size="9.75pt" fo:letter-spacing="normal" fo:font-style="normal" fo:font-weight="normal"/>
    </style:style>
    <style:style style:name="P14" style:family="paragraph" style:parent-style-name="Text_20_body" style:list-style-name="L14">
      <style:paragraph-properties fo:orphans="2" fo:widows="2"/>
      <style:text-properties fo:font-variant="normal" fo:text-transform="none" fo:color="#000000" style:font-name="Verdana" fo:font-size="9.75pt" fo:letter-spacing="normal" fo:font-style="normal" fo:font-weight="normal"/>
    </style:style>
    <style:style style:name="P15" style:family="paragraph" style:parent-style-name="Text_20_body" style:list-style-name="L16">
      <style:paragraph-properties fo:orphans="2" fo:widows="2"/>
      <style:text-properties fo:font-variant="normal" fo:text-transform="none" fo:color="#000000" style:font-name="Verdana" fo:font-size="9.75pt" fo:letter-spacing="normal" fo:font-style="normal" fo:font-weight="normal"/>
    </style:style>
    <style:style style:name="P16" style:family="paragraph" style:parent-style-name="Text_20_body" style:list-style-name="L17">
      <style:paragraph-properties fo:orphans="2" fo:widows="2"/>
      <style:text-properties fo:font-variant="normal" fo:text-transform="none" fo:color="#000000" style:font-name="Verdana" fo:font-size="9.75pt" fo:letter-spacing="normal" fo:font-style="normal" fo:font-weight="normal"/>
    </style:style>
    <style:style style:name="P17" style:family="paragraph" style:parent-style-name="Text_20_body" style:list-style-name="L18">
      <style:paragraph-properties fo:orphans="2" fo:widows="2"/>
      <style:text-properties fo:font-variant="normal" fo:text-transform="none" fo:color="#000000" style:font-name="Verdana" fo:font-size="9.75pt" fo:letter-spacing="normal" fo:font-style="normal" fo:font-weight="normal"/>
    </style:style>
    <style:style style:name="P18" style:family="paragraph" style:parent-style-name="Text_20_body" style:list-style-name="L19">
      <style:paragraph-properties fo:orphans="2" fo:widows="2"/>
      <style:text-properties fo:font-variant="normal" fo:text-transform="none" fo:color="#000000" style:font-name="Verdana" fo:font-size="9.75pt" fo:letter-spacing="normal" fo:font-style="normal" fo:font-weight="normal"/>
    </style:style>
    <style:style style:name="P19" style:family="paragraph" style:parent-style-name="Text_20_body" style:list-style-name="L20">
      <style:paragraph-properties fo:orphans="2" fo:widows="2"/>
      <style:text-properties fo:font-variant="normal" fo:text-transform="none" fo:color="#000000" style:font-name="Verdana" fo:font-size="9.75pt" fo:letter-spacing="normal" fo:font-style="normal" fo:font-weight="normal"/>
    </style:style>
    <style:style style:name="P20" style:family="paragraph" style:parent-style-name="Text_20_body" style:list-style-name="L21">
      <style:paragraph-properties fo:orphans="2" fo:widows="2"/>
      <style:text-properties fo:font-variant="normal" fo:text-transform="none" fo:color="#000000" style:font-name="Verdana" fo:font-size="9.75pt" fo:letter-spacing="normal" fo:font-style="normal" fo:font-weight="normal"/>
    </style:style>
    <style:style style:name="P21" style:family="paragraph" style:parent-style-name="Text_20_body" style:list-style-name="L22">
      <style:paragraph-properties fo:orphans="2" fo:widows="2"/>
      <style:text-properties fo:font-variant="normal" fo:text-transform="none" fo:color="#000000" style:font-name="Verdana" fo:font-size="9.75pt" fo:letter-spacing="normal" fo:font-style="normal" fo:font-weight="normal"/>
    </style:style>
    <style:style style:name="P22" style:family="paragraph" style:parent-style-name="Text_20_body" style:list-style-name="L23">
      <style:paragraph-properties fo:orphans="2" fo:widows="2"/>
      <style:text-properties fo:font-variant="normal" fo:text-transform="none" fo:color="#000000" style:font-name="Verdana" fo:font-size="9.75pt" fo:letter-spacing="normal" fo:font-style="normal" fo:font-weight="normal"/>
    </style:style>
    <style:style style:name="P23" style:family="paragraph" style:parent-style-name="Text_20_body">
      <style:paragraph-properties fo:orphans="2" fo:widows="2"/>
    </style:style>
    <style:style style:name="P24" style:family="paragraph" style:parent-style-name="Text_20_body">
      <style:paragraph-properties fo:orphans="2" fo:widows="2" fo:padding="0cm" fo:border="none"/>
    </style:style>
    <style:style style:name="P25" style:family="paragraph" style:parent-style-name="Text_20_body" style:list-style-name="L13">
      <style:paragraph-properties fo:orphans="2" fo:widows="2" fo:padding="0cm" fo:border="none"/>
    </style:style>
    <style:style style:name="P26" style:family="paragraph" style:parent-style-name="Text_20_body" style:list-style-name="L15">
      <style:paragraph-properties fo:orphans="2" fo:widows="2" fo:padding="0cm" fo:border="none"/>
    </style:style>
    <style:style style:name="P27" style:family="paragraph" style:parent-style-name="Text_20_body" style:list-style-name="L24">
      <style:paragraph-properties fo:orphans="2" fo:widows="2" fo:padding="0cm" fo:border="none"/>
    </style:style>
    <style:style style:name="P28" style:family="paragraph" style:parent-style-name="Text_20_body" style:list-style-name="L25">
      <style:paragraph-properties fo:orphans="2" fo:widows="2" fo:padding="0cm" fo:border="none"/>
    </style:style>
    <style:style style:name="P29" style:family="paragraph" style:parent-style-name="Text_20_body" style:list-style-name="L26">
      <style:paragraph-properties fo:orphans="2" fo:widows="2" fo:padding="0cm" fo:border="none"/>
    </style:style>
    <style:style style:name="P30" style:family="paragraph" style:parent-style-name="Text_20_body" style:list-style-name="L20">
      <style:paragraph-properties fo:margin-top="0cm" fo:margin-bottom="0cm" fo:orphans="2" fo:widows="2"/>
      <style:text-properties fo:font-variant="normal" fo:text-transform="none" fo:color="#000000" style:font-name="Verdana" fo:font-size="9.75pt" fo:letter-spacing="normal" fo:font-style="normal" fo:font-weight="normal"/>
    </style:style>
    <style:style style:name="P31" style:family="paragraph" style:parent-style-name="Text_20_body" style:list-style-name="L21">
      <style:paragraph-properties fo:margin-top="0cm" fo:margin-bottom="0cm" fo:orphans="2" fo:widows="2"/>
      <style:text-properties fo:font-variant="normal" fo:text-transform="none" fo:color="#000000" style:font-name="Verdana" fo:font-size="9.75pt" fo:letter-spacing="normal" fo:font-style="normal" fo:font-weight="normal"/>
    </style:style>
    <style:style style:name="P32" style:family="paragraph" style:parent-style-name="Text_20_body" style:list-style-name="L22">
      <style:paragraph-properties fo:margin-top="0cm" fo:margin-bottom="0cm" fo:orphans="2" fo:widows="2"/>
      <style:text-properties fo:font-variant="normal" fo:text-transform="none" fo:color="#000000" style:font-name="Verdana" fo:font-size="9.75pt" fo:letter-spacing="normal" fo:font-style="normal" fo:font-weight="normal"/>
    </style:style>
    <style:style style:name="P33" style:family="paragraph" style:parent-style-name="Text_20_body" style:list-style-name="L23">
      <style:paragraph-properties fo:margin-top="0cm" fo:margin-bottom="0cm" fo:orphans="2" fo:widows="2"/>
      <style:text-properties fo:font-variant="normal" fo:text-transform="none" fo:color="#000000" style:font-name="Verdana" fo:font-size="9.75pt" fo:letter-spacing="normal" fo:font-style="normal" fo:font-weight="normal"/>
    </style:style>
    <style:style style:name="P34" style:family="paragraph" style:parent-style-name="Heading_20_1">
      <style:text-properties fo:font-variant="normal" fo:text-transform="none" fo:color="#000000" style:font-name="Arial" fo:font-size="14.25pt" fo:letter-spacing="normal" fo:font-style="normal" fo:font-weight="bold"/>
    </style:style>
    <style:style style:name="P35" style:family="paragraph" style:parent-style-name="Heading_20_1">
      <style:paragraph-properties fo:margin-left="0cm" fo:margin-right="0cm" fo:orphans="2" fo:widows="2" fo:text-indent="0cm" style:auto-text-indent="false" fo:padding="0cm" fo:border="none" fo:keep-with-next="always"/>
    </style:style>
    <style:style style:name="P36" style:family="paragraph" style:parent-style-name="Heading_20_2">
      <style:paragraph-properties fo:margin-left="0cm" fo:margin-right="0cm" fo:orphans="2" fo:widows="2" fo:text-indent="0cm" style:auto-text-indent="false" fo:keep-with-next="always"/>
      <style:text-properties fo:font-variant="normal" fo:text-transform="none" fo:color="#000000" style:font-name="Arial" fo:font-size="12pt" fo:letter-spacing="normal" fo:font-style="normal" fo:font-weight="bold"/>
    </style:style>
    <style:style style:name="P37" style:family="paragraph" style:parent-style-name="Heading_20_2">
      <style:paragraph-properties fo:margin-left="0cm" fo:margin-right="0cm" fo:orphans="2" fo:widows="2" fo:text-indent="0cm" style:auto-text-indent="false" fo:padding="0cm" fo:border="none" fo:keep-with-next="always"/>
    </style:style>
    <style:style style:name="P38" style:family="paragraph" style:parent-style-name="Heading_20_3">
      <style:paragraph-properties fo:margin-left="0cm" fo:margin-right="0cm" fo:orphans="2" fo:widows="2" fo:text-indent="0cm" style:auto-text-indent="false" fo:keep-with-next="always"/>
      <style:text-properties fo:font-variant="normal" fo:text-transform="none" fo:color="#000000" style:font-name="Arial" fo:font-size="10.5pt" fo:letter-spacing="normal" fo:font-style="normal" fo:font-weight="bold"/>
    </style:style>
    <style:style style:name="P39" style:family="paragraph" style:parent-style-name="Heading_20_4">
      <style:paragraph-properties fo:orphans="2" fo:widows="2" fo:keep-with-next="always"/>
      <style:text-properties fo:font-variant="normal" fo:text-transform="none" fo:color="#000000" style:font-name="Arial" fo:font-size="9.75pt" fo:letter-spacing="normal" fo:font-style="normal" fo:font-weight="bold"/>
    </style:style>
    <style:style style:name="P40" style:family="paragraph" style:parent-style-name="Heading_20_4">
      <style:paragraph-properties fo:orphans="2" fo:widows="2" fo:padding="0cm" fo:border="none" fo:keep-with-next="always"/>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style>
    <style:style style:name="T3" style:family="text">
      <style:text-properties fo:font-variant="normal" fo:text-transform="none" fo:color="#000000" style:font-name="Arial" fo:font-size="14.25pt" fo:letter-spacing="normal" fo:font-style="normal" fo:font-weight="bold"/>
    </style:style>
    <style:style style:name="T4" style:family="text">
      <style:text-properties fo:font-variant="normal" fo:text-transform="none" fo:color="#000000" style:font-name="Arial" fo:font-size="9.75pt" fo:letter-spacing="normal" fo:font-style="normal" fo:font-weight="bold"/>
    </style:style>
    <style:style style:name="T5" style:family="text">
      <style:text-properties fo:font-variant="normal" fo:text-transform="none" fo:color="#000000" style:text-line-through-style="none" style:font-name="Arial" fo:font-size="12pt" fo:letter-spacing="normal" fo:font-style="normal" style:text-underline-style="none" fo:font-weight="bold" style:text-blinking="false"/>
    </style:style>
    <style:style style:name="T6" style:family="text">
      <style:text-properties fo:font-variant="normal" fo:text-transform="none" fo:color="#000000" style:text-line-through-style="none" style:font-name="Arial" fo:font-size="14.25pt" fo:letter-spacing="normal" fo:font-style="normal" style:text-underline-style="none" fo:font-weight="bold" style:text-blinking="false"/>
    </style:style>
    <style:style style:name="T7" style:family="text">
      <style:text-properties fo:font-variant="normal" fo:text-transform="none" fo:color="#bb0000" style:text-line-through-style="none" style:font-name="Verdana" fo:font-size="9.75pt" fo:letter-spacing="normal" fo:font-style="normal" style:text-underline-style="none" fo:font-weight="normal" style:text-blinking="false"/>
    </style:style>
    <style:style style:name="T8" style:family="text">
      <style:text-properties fo:font-variant="normal" fo:text-transform="none" fo:color="#bb0000" style:text-line-through-style="none" fo:letter-spacing="normal" style:text-underline-style="none" style:text-blinking="false"/>
    </style:style>
    <style:style style:name="T9" style:family="text">
      <style:text-properties fo:font-variant="normal" fo:text-transform="none" fo:color="#999988" style:text-line-through-style="none" style:font-name="Verdana" fo:font-size="9.75pt" fo:letter-spacing="normal" fo:font-style="normal" style:text-underline-style="none" fo:font-weight="normal" style:text-blinking="false"/>
    </style:style>
    <style:style style:name="T10" style:family="text">
      <style:text-properties fo:font-variant="normal" fo:text-transform="none" fo:color="#d7d7d7" style:text-line-through-style="none" style:font-name="Arial" fo:font-size="9.75pt" fo:letter-spacing="normal" fo:font-style="normal" style:text-underline-style="none" fo:font-weight="bold"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 text:name="ApaituLinux"/>Apa itu Linux?</text:h>
      <text:p text:style-name="P1">Kata “Linux” saat ini semakin banyak didengar oleh pecinta Teknologi Informasi dan Komunikasi (TIK) di seluruh dunia termasuk di Indonesia. Saat ini, Linux telah menjadi salah satu sistem operasi yang banyak digunakan di berbagai kalangan, seperti kalangan bisnis, pendidikan, dan pemerintahan. Hal ini disebabkan oleh Linux yang bersifat terbuka dan merdeka. Siapapun bisa mengembangkannya dan menggunakannya secara bebas.</text:p>
      <text:p text:style-name="P23"><text:span text:style-name="T1">Linux merupakan kernel atau dasar dari sistem operasi yang pertama kali ditulis oleh seorang mahasiswa Finlandia bernama </text:span><text:span text:style-name="Strong_20_Emphasis"><text:span text:style-name="T1">Linus Benedict Torvalds</text:span></text:span><text:span text:style-name="T1"> pada tahun 1991. Hasil karyanya dilisensikan secara bebas dan terbuka (</text:span><text:span text:style-name="Emphasis"><text:span text:style-name="T1">Free Software</text:span></text:span><text:span text:style-name="T1">) sehingga siapa saja boleh mengembangkannya.</text:span></text:p>
      <text:p text:style-name="P23"><text:span text:style-name="T1">Kemudian </text:span><text:span text:style-name="Strong_20_Emphasis"><text:span text:style-name="T1">Richard Stallman</text:span></text:span><text:span text:style-name="T1">, seorang aktivis perangkat lunak pendiri </text:span><text:span text:style-name="Emphasis"><text:span text:style-name="T1">Free Sofware Foundation </text:span></text:span><text:span text:style-name="T1">(FSF) berniat untuk menggabungkan Linux ke dalam proyek sistem operasinya yang bernama GNU (</text:span><text:span text:style-name="Emphasis"><text:span text:style-name="T1">GNU is Not Unix</text:span></text:span><text:span text:style-name="T1">). Karena pada saat itu, proyek GNU sama sekali belum selesai mengimplementasikan kernel sistem operasi. Akhirnya, dengan dirilisnya kernel Linux, terjadilah perkawinan antara peralatan (tools) yang dibuat oleh proyek GNU dengan kernel Linux yang dibuat oleh Linus Torvalds, sehingga menghasilkan sistem operasi baru bernama GNU/Linux, sebuah sistem operasi yang mirip dengan UNIX. Kesemua komponen dari sistem operasi GNU/Linux dilisensikan berdasarkan lisensi yang disebut </text:span><text:span text:style-name="Strong_20_Emphasis"><text:span text:style-name="T1">GNU General Public License </text:span></text:span><text:span text:style-name="T1">(GPL) yang ditulis sendiri oleh Richard Stallman. Lisensi ini memungkinkan setiap orang untuk secara bebas mengembangkan bahkan menjual Linux dengan syarat semua pengembangan yang telah dilakukan harus juga dipublikasikan kepada umum.</text:span></text:p>
      <text:p text:style-name="P1">Pada perkembangan selanjutnya, Linux juga dipaketkan dengan perangkat lunak lain untuk keperluan tertentu seperti server, desktop, perkantoran, internet, multimedia, dan lain-lain sehingga menjadikannya apa yang disebut dengan distribusi Linux atau yang sering dikenal dengan istilah distro Linux. Karena sifat Linux yang terbuka, siapapun bisa memaketkan Linux dengan perangkat lunak pilihannya dengan cara pemaketan masing-masing untuk membuat distribusi Linux.</text:p>
      <text:p text:style-name="P24"><text:span text:style-name="T1">Saat ini, banyak sekali terdapat distro-distro Linux yang memiliki segmen pasar, fitur, kelengkapan dan cita rasa yang berbeda. Anda bisa melihat semua distribusi Linux yang ada melalui situs </text:span><text:a xlink:type="simple" xlink:href="http://www.distrowatch.com/"><text:span text:style-name="T7">http://www.distrowatch.com</text:span></text:a><text:span text:style-name="T1">. Distro Linux juga bisa disebut sebagai sistem operasi atau operating system (OS) karena sudah memiliki perangkat lunak untuk melakukan operasi pada komputer.</text:span></text:p>
      <text:p text:style-name="P1">Linux pada awalnya berkembang di lingkungan server, karena Linux sangat handal dalam hal kestabilan sistem. Namun, dengan semakin pesatnya dunia perangkat lunak terbuka, Linux kini juga merambah ke dunia desktop. Perkembangan sangat pesat ini tidak lepas dari peran para sukarelawan yang berjasa dalam menyumbangkan ide dan tenaganya untuk mengembangkan Linux.</text:p>
      <text:h text:style-name="P36" text:outline-level="2"><text:bookmark text:name="KelebihanLinux"/>Kelebihan Linux</text:h>
      <text:p text:style-name="P1">Sebagai suatu sistem operasi, Linux secara umum memiliki berbagai kelebihan dan kekurangan daripada sistem operasi lainnya. Berikut adalah kelebihan dari Linux :</text:p>
      <text:list xml:id="list1482250406" text:style-name="L1">
        <text:list-item>
          <text:p text:style-name="P2">Linux bisa didapatkan secara bebas tanpa perlu membayar lisensi. Anda juga bisa mengunduh kode sumber Linux jika ingin melihatnya tanpa ada batasan apapun.</text:p>
        </text:list-item>
      </text:list>
      <text:list xml:id="list1738451603" text:style-name="L2">
        <text:list-item>
          <text:p text:style-name="P3">Linux memiliki koleksi perangkat lunak tersendiri yang sangat lengkap untuk keperluan desktop, laptop dan server. Jika perangkat lunak yang tersedia terasa kurang, Anda dapat menambahkannya dengan mudah melalui repository yang tersedia.</text:p>
        </text:list-item>
      </text:list>
      <text:list xml:id="list1507819571" text:style-name="L3">
        <text:list-item>
          <text:p text:style-name="P4">Linux sangat stabil karena jarang sekali crash maupun hang. Anda juga tidak perlu bahkan tidak pernah melakukan restart jika melakukan konfigurasi sistem.</text:p>
        </text:list-item>
      </text:list>
      <text:list xml:id="list772968067" text:style-name="L4">
        <text:list-item>
          <text:p text:style-name="P5">Linux lebih aman terhadap virus, karena selain jumlah virus di Linux sangat sedikit. Linux juga sangat ketat dalam hal pengelolaan keamanan.</text:p>
        </text:list-item>
      </text:list>
      <text:list xml:id="list981074867" text:style-name="L5">
        <text:list-item>
          <text:p text:style-name="P6">Perbaikan kutu (bug) atau cacat yang terdapat di Linux sangat cepat, karena Linux dikembangkan secara komunitas dan setiap komunitas bisa memberikan masukan-masukan dan perbaikan untuk kutu atau cacat tersebut</text:p>
        </text:list-item>
      </text:list>
      <text:p text:style-name="P1"><text:soft-page-break/>Apapun yang memiliki kelebihan pasti memiliki kekurangan, karena pada hakikatnya apa yang diciptakan oleh manusia tidak akan pernah sempurna. Berikut adalah berbagai kekurangan dari Linux :</text:p>
      <text:list xml:id="list632296661" text:style-name="L6">
        <text:list-item>
          <text:p text:style-name="P7">Linux kurang memiliki dukungan dari produsen perangkat keras dalam hal penyediaan perangkat lunak pengendali (driver). Hampir semua perangkat lunak pengendali yang saat ini ada di Linux merupakan hasil jerih payah komunitas, dan sebagian kecil murni dukungan dari produsen perangkat keras.</text:p>
        </text:list-item>
      </text:list>
      <text:list xml:id="list1705688970" text:style-name="L7">
        <text:list-item>
          <text:p text:style-name="P8">Linux masih kurang didukung oleh beberapa pembuat permainan. Kebanyakan permbuat permainan masih menggunakan sistem operasi Microsoft Windows sebagai platform mereka.</text:p>
        </text:list-item>
      </text:list>
      <text:h text:style-name="P37" text:outline-level="2"><text:bookmark text:name="ApaituBlankOnLinux"/><text:span text:style-name="T2">Apa itu </text:span><text:a xlink:type="simple" xlink:href="../../../../wiki/BlankOn">BlankOn</text:a><text:span text:style-name="T5"> </text:span><text:span text:style-name="T2">Linux?</text:span></text:h>
      <text:p text:style-name="P24"><text:a xlink:type="simple" xlink:href="../../../../wiki/BlankOn">BlankOn</text:a><text:span text:style-name="T7"> </text:span><text:span text:style-name="T1">Linux merupakan salah satu distro Linux yang berisikan perangkat lunak (software) yang dapat digunakan untuk keperluan desktop, laptop, dan workstation. Dengan dipadukan oleh berbagai pernak–pernik khas Indonesia, distro ini sangat cocok digunakan untuk pengguna komputer di Indonesia.</text:span></text:p>
      <text:p text:style-name="P24"><text:a xlink:type="simple" xlink:href="../../../../wiki/BlankOn">BlankOn</text:a><text:span text:style-name="T7"> </text:span><text:span text:style-name="T1">Linux dikembangkan oleh </text:span><text:span text:style-name="Strong_20_Emphasis"><text:span text:style-name="T1">Yayasan Penggerak Linux Indonesia </text:span></text:span><text:span text:style-name="T1">(YPLI) bersama </text:span><text:span text:style-name="Strong_20_Emphasis"><text:span text:style-name="T1">Tim Pengembang </text:span></text:span><text:a xlink:type="simple" xlink:href="../../../../wiki/BlankOn"><text:span text:style-name="Strong_20_Emphasis"><text:span text:style-name="T7">BlankOn</text:span></text:span></text:a><text:span text:style-name="T1">. Pengembangan </text:span><text:a xlink:type="simple" xlink:href="../../../../wiki/BlankOn">BlankOn</text:a><text:span text:style-name="T7"> </text:span><text:span text:style-name="T1">dilakukan secara terbuka dan gotong royong, sehingga siapa saja bisa turut berkontribusi untuk mengembangkan </text:span><text:a xlink:type="simple" xlink:href="../../../../wiki/BlankOn"><text:span text:style-name="T7">BlankOn</text:span></text:a><text:span text:style-name="T1"> agar menjadi lebih baik. </text:span><text:a xlink:type="simple" xlink:href="../../../../wiki/BlankOn"><text:span text:style-name="T7">BlankOn</text:span></text:a><text:span text:style-name="T1"> Linux juga bisa didapatkan oleh siapa saja tanpa perlu membayar untuk mengunduhnya. Bahkan, Anda bisa mendistribusikannya dan membagi-baginya secara bebas tanpa batas kepada siapa saja.</text:span></text:p>
      <text:p text:style-name="P24"><text:span text:style-name="T1">Pengembangan </text:span><text:a xlink:type="simple" xlink:href="../../../../wiki/BlankOn"><text:span text:style-name="T7">BlankOn</text:span></text:a><text:span text:style-name="T1"> bukan semata-mata ingin membuat distribusi Linux baru, namun lebih dimotivasi oleh keinginan untuk meningkatkan kualitas dan kuantitas dalam kemampuan pengembangan perangkat lunak bebas/terbuka, yang pada hakikatnya merupakan salah ciri khas bangsa Indonesia yang memiliki semangat bergotong-royong. Tim pengembang </text:span><text:a xlink:type="simple" xlink:href="../../../../wiki/BlankOn"><text:span text:style-name="T7">BlankOn</text:span></text:a><text:span text:style-name="T1">percaya bahwa bangsa Indonesia mampu dan tidak kalah dengan bangsa-bangsa lain di dunia dan oleh karena itu aktif mengundang siapa pun yang berminat dan memiliki semangat yang sama untuk bergabung dalam pengembangan </text:span><text:a xlink:type="simple" xlink:href="../../../../wiki/BlankOn"><text:span text:style-name="T7">BlankOn</text:span></text:a><text:span text:style-name="T1">.</text:span></text:p>
      <text:h text:style-name="P37" text:outline-level="2"><text:bookmark text:name="AsalnamaBlankOnLinux"/><text:span text:style-name="T2">Asal nama </text:span><text:a xlink:type="simple" xlink:href="../../../../wiki/BlankOn"><text:span text:style-name="T5">BlankOn</text:span></text:a><text:span text:style-name="T2"> Linux</text:span></text:h>
      <text:p text:style-name="P24"><text:span text:style-name="T1">Nama </text:span><text:a xlink:type="simple" xlink:href="../../../../wiki/BlankOn"><text:span text:style-name="T7">BlankOn</text:span></text:a><text:span text:style-name="T1"> berasal dari nama penutup kepala beberapa suku/budaya yang ada di Indonesia, antara lain suku Jawa, suku Sunda, dan daerah lainnya. Dari asal kata tersebut, </text:span><text:a xlink:type="simple" xlink:href="../../../../wiki/BlankOn"><text:span text:style-name="T7">BlankOn</text:span></text:a><text:span text:style-name="T1">diharapkan menjadi penutup atau pelindung dari ketergantungan dengan perangkat lunak tertutup.</text:span></text:p>
      <text:p text:style-name="P24"><text:span text:style-name="T1">Selain itu, nama </text:span><text:a xlink:type="simple" xlink:href="../../../../wiki/BlankOn"><text:span text:style-name="T7">BlankOn</text:span></text:a><text:span text:style-name="T1"> juga bisa diartikan menjadi </text:span><text:span text:style-name="Emphasis"><text:span text:style-name="T1">Blank</text:span></text:span><text:span text:style-name="T1"> (angka biner 0) dan </text:span><text:span text:style-name="Emphasis"><text:span text:style-name="T1">On</text:span></text:span><text:span text:style-name="T1"> (angka biner 1). </text:span><text:a xlink:type="simple" xlink:href="../../../../wiki/BlankOn"><text:span text:style-name="T7">BlankOn</text:span></text:a><text:span text:style-name="T1"> diharapkan menjadikan orang yang belum sadar menjadi sadar bahwa Linux bisa dimanfaatkan untuk meningkatkan keterampilan dalam bidang Teknologi Informasi.</text:span></text:p>
      <text:h text:style-name="P37" text:outline-level="2"><text:bookmark text:name="SejarahBlankOnLinux"/><text:span text:style-name="T2">Sejarah </text:span><text:a xlink:type="simple" xlink:href="../../../../wiki/BlankOn"><text:span text:style-name="T5">BlankOn</text:span></text:a><text:span text:style-name="T2"> Linux</text:span></text:h>
      <text:p text:style-name="P24"><text:a xlink:type="simple" xlink:href="../../../../wiki/BlankOn"><text:span text:style-name="T7">BlankOn</text:span></text:a><text:span text:style-name="T1"> Linux pertama kali dikembangkan oleh YPLI pada tahun 2004 dengan nama kode "</text:span><text:span text:style-name="Strong_20_Emphasis"><text:span text:style-name="T1">Bianglala</text:span></text:span><text:span text:style-name="T1">". Pada saat itu, </text:span><text:a xlink:type="simple" xlink:href="../../../../wiki/BlankOn"><text:span text:style-name="T7">BlankOn</text:span></text:a><text:span text:style-name="T1"> merupakan turunan dari distro </text:span><text:span text:style-name="Strong_20_Emphasis"><text:span text:style-name="T1">Fedora Core 3</text:span></text:span><text:span text:style-name="T1">. Namun, rilis</text:span><text:a xlink:type="simple" xlink:href="../../../../wiki/BlankOn"><text:span text:style-name="T7">BlankOn</text:span></text:a><text:span text:style-name="T1"> pada saat itu berakhir sampai versi 1.1 dan akhirnya mati suri.</text:span></text:p>
      <text:p text:style-name="P24"><text:span text:style-name="T1">Beberapa tahun kemudian, yaitu pada tahun 2007, pengembangan </text:span><text:a xlink:type="simple" xlink:href="../../../../wiki/BlankOn"><text:span text:style-name="T7">BlankOn</text:span></text:a><text:span text:style-name="T1"> Linux mulai dibangkitkan kembali oleh YPLI. </text:span><text:a xlink:type="simple" xlink:href="../../../../wiki/BlankOn"><text:span text:style-name="T7">BlankOn</text:span></text:a><text:span text:style-name="T1"> Linux yang sebelumnya diturunkan dari Fedora Core kini diganti menjadi </text:span><text:span text:style-name="Strong_20_Emphasis"><text:span text:style-name="T1">Ubuntu</text:span></text:span><text:span text:style-name="T1">. Mulai Versi 7.0 kode nama Pattimura ini Blankon di rillis 1 tahun sekali . Setiap rilis </text:span><text:a xlink:type="simple" xlink:href="../../../../wiki/BlankOn"><text:span text:style-name="T7">BlankOn</text:span></text:a><text:span text:style-name="T1"> Linux akan diberi tema dan ciri khas yang berbeda sesuai dengan budaya yang ada di Indonesia.</text:span></text:p>
      <text:p text:style-name="P24"><text:span text:style-name="T1">Akhirnya, pada akhir tahun 2007, </text:span><text:a xlink:type="simple" xlink:href="../../../../wiki/BlankOn"><text:span text:style-name="T7">BlankOn</text:span></text:a><text:span text:style-name="T1"> Linux versi 2.0 dirilis dengan nama kode "</text:span><text:span text:style-name="Strong_20_Emphasis"><text:span text:style-name="T1">Konde</text:span></text:span><text:span text:style-name="T1">". Versi ini diturunkan dari Ubuntu versi 7.10. Kemudian, pada pertengahan tahun 2008, </text:span><text:a xlink:type="simple" xlink:href="../../../../wiki/BlankOn"><text:span text:style-name="T7">BlankOn</text:span></text:a><text:span text:style-name="T1">Linux versi 3.0 dirilis dengan nama kode "</text:span><text:span text:style-name="Strong_20_Emphasis"><text:span text:style-name="T1">Lontara</text:span></text:span><text:span text:style-name="T1">". Versi yang berbasis Ubuntu 8.04 LTS ini menggunakan tema khas </text:span><text:span text:style-name="Strong_20_Emphasis"><text:span text:style-name="T1">Sulawesi Selatan</text:span></text:span><text:span text:style-name="T1">, terlihat dari pengunaan karya seni Kapal Pinisi pada gambar latar belakangnya. Anda juga dapat menulis aksara </text:span><text:span text:style-name="Strong_20_Emphasis"><text:span text:style-name="T1">Lontara</text:span></text:span><text:span text:style-name="T1">' yang merupakan aksara khas suku Bugis.</text:span></text:p>
      <text:p text:style-name="P24"><text:soft-page-break/><text:span text:style-name="T1">Pada bulan November 2008, </text:span><text:a xlink:type="simple" xlink:href="../../../../wiki/BlankOn"><text:span text:style-name="T7">BlankOn</text:span></text:a><text:span text:style-name="T1"> Linux 4.0 dirilis dengan nama kode "</text:span><text:span text:style-name="Strong_20_Emphasis"><text:span text:style-name="T1">Meuligoe</text:span></text:span><text:span text:style-name="T1">". Ciri khas yang digunakan pada versi ini adalah </text:span><text:span text:style-name="Strong_20_Emphasis"><text:span text:style-name="T1">Aceh</text:span></text:span><text:span text:style-name="T1">, dengan warna dominan hijau. Pada rilis berikutnya 5.0 menggunakan nama </text:span><text:span text:style-name="Strong_20_Emphasis"><text:span text:style-name="T1">Nanggar</text:span></text:span><text:span text:style-name="T1"> dengan khas </text:span><text:span text:style-name="Strong_20_Emphasis"><text:span text:style-name="T1">Batak</text:span></text:span><text:span text:style-name="T1">, pada rilis ini lah Logo </text:span><text:a xlink:type="simple" xlink:href="../../../../wiki/BlankOn"><text:span text:style-name="T7">BlankOn</text:span></text:a><text:span text:style-name="T1"> diganti sehingga lebih modern.</text:span></text:p>
      <text:p text:style-name="P24"><text:span text:style-name="T1">Rilis terakhir pada saat buku ini ditulis adalah </text:span><text:a xlink:type="simple" xlink:href="../../../../wiki/BlankOn"><text:span text:style-name="T7">BlankOn</text:span></text:a><text:span text:style-name="T1"> Linux 7.0, dengan nama kode "</text:span><text:span text:style-name="Strong_20_Emphasis"><text:span text:style-name="T1">Pattimura</text:span></text:span><text:span text:style-name="T1">". Sejak Versi 6.0 Ombilin tidak murni berbasis Ubuntu dan mulai rilis 6.0 Ombilin </text:span><text:a xlink:type="simple" xlink:href="../../../../wiki/BlankOn"><text:span text:style-name="T7">BlankOn</text:span></text:a><text:span text:style-name="T1">tidak lagi mengikuti budaya mutlak Ubuntu, sehingga sudah banyak program yang diambil dari pembuatnya langsung. Sejak versi 6.0 , siklus rilis dilonggarkan menjadi setahun sekali.</text:span></text:p>
      <text:h text:style-name="P37" text:outline-level="2"><text:bookmark text:name="FiturBlankOn7.0"/><text:span text:style-name="T2">Fitur </text:span><text:a xlink:type="simple" xlink:href="../../../../wiki/BlankOn"><text:span text:style-name="T5">BlankOn</text:span></text:a><text:span text:style-name="T2"> 7.0</text:span></text:h>
      <text:p text:style-name="P24"><text:a xlink:type="simple" xlink:href="../../../../wiki/BlankOn"><text:span text:style-name="T7">BlankOn</text:span></text:a><text:span text:style-name="T1"> 7.0 berisikan berbagai perangkat lunak bebas dan terbuka untuk keperluan desktop, laptop dan workstation. Perangkat lunak yang tersedia juga bisa ditambah dengan perangkat lunak lainnya agar sesuai dengan keperluan.</text:span></text:p>
      <text:p text:style-name="P24"><text:span text:style-name="T1">Secara umum, fitur-fitur dari </text:span><text:a xlink:type="simple" xlink:href="../../../../wiki/BlankOn"><text:span text:style-name="T7">BlankOn</text:span></text:a><text:span text:style-name="T1"> versi 7.0 adalah sebagai berikut :</text:span></text:p>
      <text:list xml:id="list542761573" text:style-name="L8">
        <text:list-item>
          <text:p text:style-name="P9">Menggunakan kernel Linux versi 2.6.37 yang sangat stabil dengan dukungan perangkat keras yang sangat banyak,</text:p>
        </text:list-item>
      </text:list>
      <text:list xml:id="list1246507551" text:style-name="L9">
        <text:list-item>
          <text:p text:style-name="P10">Perangkat lunak untuk keperluan Anda berkomputer, seperti keperluan perkantoran, grafis, internet, multimedia, dsb.</text:p>
        </text:list-item>
      </text:list>
      <text:list xml:id="list974717541" text:style-name="L10">
        <text:list-item>
          <text:p text:style-name="P11">Antarmuka menggunakan Bahasa Indonesia, sehingga bisa lebih dimengerti oleh orang awam,</text:p>
        </text:list-item>
      </text:list>
      <text:list xml:id="list2008806905" text:style-name="L11">
        <text:list-item>
          <text:p text:style-name="P12">Sudah menyertakan dukungan format multimedia yang lengkap, seperti untuk memutar mp3, DVD, dan format lainnya,</text:p>
        </text:list-item>
      </text:list>
      <text:list xml:id="list1365501319" text:style-name="L12">
        <text:list-item>
          <text:p text:style-name="P13">Menggunakan tema dan tampilan grafis khas Indonesia.</text:p>
        </text:list-item>
      </text:list>
      <text:list xml:id="list1797596888" text:style-name="L13">
        <text:list-item>
          <text:p text:style-name="P25"><text:span text:style-name="T1">Desktop berkonteks, di mana layar komputer akan berubah sejalan dengan perubahan konteks di luar komputer. Saat ini hanya konteks waktu dan konteks cuaca yang dapat merubah tampilan komputer. Artinya tampilan di pagi hari akan berbeda dengan di malam hari, juga demikian misalnya bila di luar sedang terang benderang atau sedang hujan disertai petir maka </text:span><text:a xlink:type="simple" xlink:href="../../../../wiki/BlankOn"><text:span text:style-name="T7">BlankOn</text:span></text:a><text:span text:style-name="T1"> akan menyesuaikan. Fitur ini hanya terdapat di </text:span><text:a xlink:type="simple" xlink:href="../../../../wiki/BlankOn"><text:span text:style-name="T7">BlankOn</text:span></text:a><text:span text:style-name="T1"> dan tidak tersedia di distro lainnya.</text:span></text:p>
        </text:list-item>
      </text:list>
      <text:list xml:id="list253593563" text:style-name="L14">
        <text:list-item>
          <text:p text:style-name="P14">GNOME versi 2.30 sebagai lingkungan desktop atau desktop environment yang sangat sederhana, kaya fitur dan mudah digunakan,</text:p>
        </text:list-item>
      </text:list>
      <text:list xml:id="list1686194722" text:style-name="L15">
        <text:list-item>
          <text:p text:style-name="P26"><text:a xlink:type="simple" xlink:href="../../../../wiki/Dokumentasi/Panduan/7/OpenOffice"><text:span text:style-name="T9">OpenOffice?</text:span></text:a><text:span text:style-name="T1">.org 3.2.0 untuk keperluan perkantoran yang sangat mirip dan kompatibel dengan Microsoft Office,</text:span></text:p>
        </text:list-item>
      </text:list>
      <text:list xml:id="list1823954495" text:style-name="L16">
        <text:list-item>
          <text:p text:style-name="P15">GIMP 2.6.8 dan Inkscape 0.47 untuk kebutuhan grafis,</text:p>
        </text:list-item>
      </text:list>
      <text:list xml:id="list336711828" text:style-name="L17">
        <text:list-item>
          <text:p text:style-name="P16">Peramban web chromium-browser untuk mengakses situs Internet,</text:p>
        </text:list-item>
      </text:list>
      <text:list xml:id="list1483581067" text:style-name="L18">
        <text:list-item>
          <text:p text:style-name="P17">Aplikasi surat elektronik Evolution,</text:p>
        </text:list-item>
      </text:list>
      <text:list xml:id="list1236821798" text:style-name="L19">
        <text:list-item>
          <text:p text:style-name="P18">dan berbagai perangkat lunak lainnya.</text:p>
        </text:list-item>
      </text:list>
      <text:h text:style-name="P37" text:outline-level="2"><text:bookmark text:name="PengembanganBlankOnLinux"/><text:span text:style-name="T2">Pengembangan </text:span><text:a xlink:type="simple" xlink:href="../../../../wiki/BlankOn"><text:span text:style-name="T5">BlankOn</text:span></text:a><text:span text:style-name="T2"> Linux</text:span></text:h>
      <text:p text:style-name="P24"><text:span text:style-name="T1">Seperti yang dijelaskan sebelumnya, </text:span><text:a xlink:type="simple" xlink:href="../../../../wiki/BlankOn"><text:span text:style-name="T7">BlankOn</text:span></text:a><text:span text:style-name="T1"> Linux dikembangkan oleh Yayasan Penggerak Linux Indonesia (YPLI) bersama para komunitas pengembang Linux yang tergabung menjadi Tim Pengembang </text:span><text:a xlink:type="simple" xlink:href="../../../../wiki/BlankOn"><text:span text:style-name="T7">BlankOn</text:span></text:a><text:span text:style-name="T1"> Linux. Proyek </text:span><text:a xlink:type="simple" xlink:href="../../../../wiki/BlankOn"><text:span text:style-name="T7">BlankOn</text:span></text:a><text:span text:style-name="T1"> Linux terbuka untuk siapa saja yang terlibat dan berperan aktif dalam pengembangan </text:span><text:a xlink:type="simple" xlink:href="../../../../wiki/BlankOn"><text:span text:style-name="T7">BlankOn</text:span></text:a><text:span text:style-name="T1"> Linux ini.</text:span></text:p>
      <text:p text:style-name="P24"><text:span text:style-name="T1">Dalam pengembangan proyek </text:span><text:a xlink:type="simple" xlink:href="../../../../wiki/BlankOn"><text:span text:style-name="T7">BlankOn</text:span></text:a><text:span text:style-name="T1"> Linux Tim Pengembang </text:span><text:a xlink:type="simple" xlink:href="../../../../wiki/BlankOn"><text:span text:style-name="T7">BlankOn</text:span></text:a><text:span text:style-name="T1"> dibagi menjadi dua tim:</text:span></text:p>
      <text:list xml:id="list981957509" text:style-name="L20">
        <text:list-item>
          <text:p text:style-name="P30">Tim Rilis</text:p>
        </text:list-item>
        <text:list-item>
          <text:p text:style-name="P19">Tim Proyek</text:p>
        </text:list-item>
      </text:list>
      <text:p text:style-name="P1">Di dalam kedua tim itu ada tim-tim kecil yang bekerja sesuai tugasnya. Halaman ini menjelaskan tim apa saja yang ada dan tugas-tugasnya.</text:p>
      <text:h text:style-name="P35" text:outline-level="1"><text:bookmark text:name="TimRilisBlankOn"/><text:soft-page-break/><text:span text:style-name="T3">Tim Rilis </text:span><text:a xlink:type="simple" xlink:href="../../../../wiki/BlankOn"><text:span text:style-name="T6">BlankOn</text:span></text:a></text:h>
      <text:p text:style-name="P24"><text:span text:style-name="T1">Tim ini bertanggung jawab dalam menerbitkan sebuah rilis </text:span><text:a xlink:type="simple" xlink:href="../../../../wiki/BlankOn"><text:span text:style-name="T7">BlankOn</text:span></text:a><text:span text:style-name="T1">. Tim ini dipimpin oleh seorang Manajer Rilis. Tim kecil yang ada dipimpin oleh seorang koordinator.</text:span></text:p>
      <text:h text:style-name="P36" text:outline-level="2"><text:bookmark text:name="TimPemaket"/>Tim Pemaket</text:h>
      <text:p text:style-name="P24"><text:span text:style-name="T1">Tim ini bertanggung jawab terhadap paket-paket yang dirilis ke sebuah rilis </text:span><text:a xlink:type="simple" xlink:href="../../../../wiki/BlankOn"><text:span text:style-name="T7">BlankOn</text:span></text:a><text:span text:style-name="T1">.</text:span></text:p>
      <text:h text:style-name="P36" text:outline-level="2"><text:bookmark text:name="TimKesenian"/>Tim Kesenian</text:h>
      <text:p text:style-name="P24"><text:span text:style-name="T1">Tim ini bertanggung jawab terhadap semua materi karya seni yang dirilis ke sebuah rilis </text:span><text:a xlink:type="simple" xlink:href="../../../../wiki/BlankOn"><text:span text:style-name="T7">BlankOn</text:span></text:a><text:span text:style-name="T1">.</text:span></text:p>
      <text:h text:style-name="P36" text:outline-level="2"><text:bookmark text:name="TimJaminanKualitas"/>Tim Jaminan Kualitas</text:h>
      <text:p text:style-name="P24"><text:span text:style-name="T1">Tim ini bertanggung jawab terhadap kualitas sebuah rilis </text:span><text:a xlink:type="simple" xlink:href="../../../../wiki/BlankOn"><text:span text:style-name="T7">BlankOn</text:span></text:a><text:span text:style-name="T1">. Tim ini sehari-hari mengurus tiket yang masuk, menjaga kualitas isi tiket, memantau siklus tiket, dan menutup tiket. Tim ini juga menyediakan tim untuk mengetes rilis </text:span><text:a xlink:type="simple" xlink:href="../../../../wiki/BlankOn"><text:span text:style-name="T7">BlankOn</text:span></text:a><text:span text:style-name="T1"> sehari-hari dan menyiapkan daftar tugas untuk tim tersebut.</text:span></text:p>
      <text:h text:style-name="P36" text:outline-level="2"><text:bookmark text:name="TimDokumentasi"/>Tim Dokumentasi</text:h>
      <text:p text:style-name="P24"><text:span text:style-name="T1">Tim ini bertanggung jawab dalam mengumpulkan dokumentasi untuk pengguna pada sebuah rilis </text:span><text:a xlink:type="simple" xlink:href="../../../../wiki/BlankOn"><text:span text:style-name="T7">BlankOn</text:span></text:a><text:span text:style-name="T1">. Produk tim ini adalah buku panduan, presentasi, dan catatan rilis </text:span><text:a xlink:type="simple" xlink:href="../../../../wiki/BlankOn"><text:span text:style-name="T7">BlankOn</text:span></text:a><text:span text:style-name="T1">.</text:span></text:p>
      <text:h text:style-name="P35" text:outline-level="1"><text:bookmark text:name="TimProyekBlankOn"/><text:span text:style-name="T3">Tim Proyek </text:span><text:a xlink:type="simple" xlink:href="../../../../wiki/BlankOn"><text:span text:style-name="T6">BlankOn</text:span></text:a></text:h>
      <text:p text:style-name="P24"><text:span text:style-name="T1">Tim ini tidak terlibat secara langsung dalam sebuah rilis, namun lebih cenderung ke pelaksanaan jalannya proyek </text:span><text:a xlink:type="simple" xlink:href="../../../../wiki/BlankOn"><text:span text:style-name="T7">BlankOn</text:span></text:a><text:span text:style-name="T1"> secara keseluruhan. Tim-tim ini tidak dipimpin oleh seseorang namun lebih ke kepemimpinan mandiri. Tim kecil yang ada dalam Tim Proyek dipimpin oleh seorang koordinator.</text:span></text:p>
      <text:h text:style-name="P36" text:outline-level="2"><text:bookmark text:name="TimRisetdanAplikasi"/>Tim Riset dan Aplikasi</text:h>
      <text:p text:style-name="P1">Tim ini bertanggung jawab dalam melakukan riset dan menyediakan solusi dalam suatu permasalahan yang muncul. Tim ini juga bertanggung jawab mengimplementasikan fitur-fitur yang diminta oleh komunitas.</text:p>
      <text:h text:style-name="P36" text:outline-level="2"><text:bookmark text:name="TimInfrastruktur"/>Tim Infrastruktur</text:h>
      <text:p text:style-name="P24"><text:span text:style-name="T1">Bertanggung jawab terhadap tugas-tugas operasional infrastruktur </text:span><text:a xlink:type="simple" xlink:href="../../../../wiki/BlankOn"><text:span text:style-name="T7">BlankOn</text:span></text:a><text:span text:style-name="T1">, yaitu menjaga ketersediaan dan kualitas layanan infrastruktur. Artinya, Tim ini harus tanggap terhadap masalah pada ketersediaan layanan (server tidak boleh mati, dsb), dan juga masalah kualitas (kecepatan akses tidak boleh lambat, dst).</text:span></text:p>
      <text:p text:style-name="P1">Tim ini juga bertanggung jawab terhadap instalasi-instalasi layanan yang baru, baik fisik maupun perangkat lunak.</text:p>
      <text:h text:style-name="P38" text:outline-level="3"><text:bookmark text:name="KomposisiTim"/>Komposisi Tim</text:h>
      <text:p text:style-name="P1">Tim ini dibagi berdasarkan jenis layanan yang disediakan</text:p>
      <text:h text:style-name="P39" text:outline-level="4"><text:bookmark text:name="Umum"/>Umum</text:h>
      <text:p text:style-name="P1">Tim ini menangani hal-hal administrasi umum, termasuk (namun tidak terbatas pada):</text:p>
      <text:list xml:id="list1463365690" text:style-name="L21">
        <text:list-item>
          <text:p text:style-name="P31">Akun SSH</text:p>
        </text:list-item>
        <text:list-item>
          <text:p text:style-name="P31">Layanan web</text:p>
        </text:list-item>
        <text:list-item>
          <text:p text:style-name="P31">bzr/git</text:p>
        </text:list-item>
        <text:list-item>
          <text:p text:style-name="P20">GPG</text:p>
        </text:list-item>
      </text:list>
      <text:h text:style-name="P39" text:outline-level="4"><text:bookmark text:name="Lumbungpaket"/><text:soft-page-break/>Lumbung paket</text:h>
      <text:p text:style-name="P1">Tim ini menangani operasional lumbung paket, termasuk (namun tidak terbatas pada):</text:p>
      <text:list xml:id="list396893512" text:style-name="L22">
        <text:list-item>
          <text:p text:style-name="P32">Membuka kunci lumbung</text:p>
        </text:list-item>
        <text:list-item>
          <text:p text:style-name="P32">Membuat komponen baru</text:p>
        </text:list-item>
        <text:list-item>
          <text:p text:style-name="P32">Sinkronisasi antara server</text:p>
        </text:list-item>
        <text:list-item>
          <text:p text:style-name="P32">Menambah/hapus paket secara manual</text:p>
        </text:list-item>
        <text:list-item>
          <text:p text:style-name="P21">DVDRepo</text:p>
        </text:list-item>
      </text:list>
      <text:h text:style-name="P39" text:outline-level="4"><text:bookmark text:name="Pabrik"/>Pabrik</text:h>
      <text:p text:style-name="P1">Tim ini menangani operasional pabrik-pabrik, baik pabrik paket maupun pabrik CD. Tugas-tugasnya termasuk (namun tidak terbatas pada):</text:p>
      <text:list xml:id="list1834991820" text:style-name="L23">
        <text:list-item>
          <text:p text:style-name="P33">Menjalankan/menghentikan pabrik</text:p>
        </text:list-item>
        <text:list-item>
          <text:p text:style-name="P33">Menambah tugas pabrik secara manual</text:p>
        </text:list-item>
        <text:list-item>
          <text:p text:style-name="P33">Membantu pemaket melakukan sidik gangguan saat ada kegagalan pengiriman paket</text:p>
        </text:list-item>
        <text:list-item>
          <text:p text:style-name="P22">Melakukan sidik gangguan saat ada kegagalan pembuatan CD</text:p>
        </text:list-item>
      </text:list>
      <text:h text:style-name="P36" text:outline-level="2"><text:bookmark text:name="TimHubunganMasyarakat"/>Tim Hubungan Masyarakat</text:h>
      <text:h text:style-name="P38" text:outline-level="3"><text:bookmark text:name="DeskripsiTugas"/>Deskripsi Tugas</text:h>
      <text:p text:style-name="P24"><text:span text:style-name="T1">Tim ini bertanggung jawab dalam mengumpulkan, mempromosikan, menghubungkan, dan menyebarluaskan semua informasi manfaat dan kebaikan </text:span><text:a xlink:type="simple" xlink:href="../../../../wiki/BlankOn"><text:span text:style-name="T7">BlankOn</text:span></text:a><text:span text:style-name="T1">.</text:span></text:p>
      <text:h text:style-name="P38" text:outline-level="3"><text:bookmark text:name="KomposisiTim1"/>Komposisi Tim</text:h>
      <text:p text:style-name="P1">Tim ini dibagi menjadi beberapa bagian:</text:p>
      <text:h text:style-name="P39" text:outline-level="4"><text:bookmark text:name="Komunitas"/>Komunitas</text:h>
      <text:p text:style-name="P24"><text:span text:style-name="T1">Tim ini menjadi penyambung lidah pengguna </text:span><text:a xlink:type="simple" xlink:href="../../../../wiki/BlankOn"><text:span text:style-name="T7">BlankOn</text:span></text:a><text:span text:style-name="T1">, merawat forum dan milis, merawat wiki. Tim ini harus aktif di milis dan forum serta mengumpulkan informasi-informasi penting yang ada di milis/forum untuk diarsipkan dalam wiki. Tim ini juga menjaga kualitas isi wiki.</text:span></text:p>
      <text:p text:style-name="P24"><text:span text:style-name="T1">Tim ini menjadi penghubung dan pendukung komunitas pengguna </text:span><text:a xlink:type="simple" xlink:href="../../../../wiki/BlankOn"><text:span text:style-name="T7">BlankOn</text:span></text:a><text:span text:style-name="T1">.</text:span></text:p>
      <text:p text:style-name="P1">Tim ini perlu memiliki hak administrasi dalam pengaturan milis, forum, dan wiki.</text:p>
      <text:h text:style-name="P39" text:outline-level="4"><text:bookmark text:name="Konferensi"/>Konferensi</text:h>
      <text:p text:style-name="P24"><text:span text:style-name="T1">Tim ini bertanggung jawab dalam menyelenggarakan </text:span><text:a xlink:type="simple" xlink:href="../../../../wiki/BlanKonf"><text:span text:style-name="T7">BlanKonf</text:span></text:a><text:span text:style-name="T1"> dan juga menyebarkan informasi </text:span><text:a xlink:type="simple" xlink:href="../../../../wiki/BlankOn"><text:span text:style-name="T7">BlankOn</text:span></text:a><text:span text:style-name="T1"> dalam konferensi-konferensi yang relevan, baik di dalam maupun luar negeri.</text:span></text:p>
      <text:p text:style-name="P1">Untuk konferensi, tim ini tidak perlu menjadi orang yang berangkat dalam konferensi yang diikuti, tapi lebih ke pemantauan adanya konferensi-konferensi dan menggerakkan para pengembang untuk berangkat ke sana.</text:p>
      <text:h text:style-name="P40" text:outline-level="4"><text:bookmark text:name="Web"/><text:span text:style-name="T4">Web</text:span><text:a xlink:type="simple" xlink:href="#Web"><text:span text:style-name="T10"> ¶</text:span></text:a></text:h>
      <text:p text:style-name="P24"><text:span text:style-name="T1">Tim ini bertanggung jawab dalam menyediakan informasi baru, kliping tentang </text:span><text:a xlink:type="simple" xlink:href="../../../../wiki/BlankOn"><text:span text:style-name="T7">BlankOn</text:span></text:a><text:span text:style-name="T1"> dan penyegaran terhadap situs www.blankonlinux.or.id.</text:span></text:p>
      <text:h text:style-name="P36" text:outline-level="2"><text:bookmark text:name="TimBisnis"/>Tim Bisnis</text:h>
      <text:p text:style-name="P1">Tim ini bertanggung jawab dalam kegiatan yang berhubungan dengan bisnis komersial. Tim ini dipandu oleh YPLI.</text:p>
      <text:p text:style-name="P24"><text:span text:style-name="T1">Jika Anda berminat untuk menjadi pengembang </text:span><text:a xlink:type="simple" xlink:href="../../../../wiki/BlankOn"><text:span text:style-name="T7">BlankOn</text:span></text:a><text:span text:style-name="T1"> Linux, silahkan membuat akun baru di situs pengembangan </text:span><text:a xlink:type="simple" xlink:href="../../../../wiki/BlankOn"><text:span text:style-name="T7">BlankOn</text:span></text:a><text:span text:style-name="T1"> Linux yaitu </text:span><text:a xlink:type="simple" xlink:href="http://dev.blankonlinux.or.id/"><text:span text:style-name="T7"><text:s/>http://dev.blankonlinux.or.id</text:span></text:a><text:span text:style-name="T1"> dan bergabung di milis pengembang </text:span><text:a xlink:type="simple" xlink:href="../../../../wiki/BlankOn"><text:span text:style-name="T7">BlankOn</text:span></text:a><text:span text:style-name="T1"> Linux di blankon-dev@…. Anda bisa memilih menjadi salah satu dari tim </text:span><text:soft-page-break/><text:span text:style-name="T1">yang disebutkan di atas. Kontribusi dari Anda sangat diperlukan agar </text:span><text:a xlink:type="simple" xlink:href="../../../../wiki/BlankOn"><text:span text:style-name="T7">BlankOn</text:span></text:a><text:span text:style-name="T1"> Linux bisa menjadi lebih baik.</text:span></text:p>
      <text:h text:style-name="P36" text:outline-level="2"><text:bookmark text:name="TautandanUmpanBalik"/>Tautan dan Umpan Balik</text:h>
      <text:p text:style-name="P24"><text:span text:style-name="T1">Berikut adalah berbagai tautan/link situs untuk informasi lebih lanjut mengenai distro </text:span><text:a xlink:type="simple" xlink:href="../../../../wiki/BlankOn"><text:span text:style-name="T7">BlankOn</text:span></text:a><text:span text:style-name="T1"> Linux :</text:span></text:p>
      <text:list xml:id="list694520329" text:style-name="L24">
        <text:list-item>
          <text:p text:style-name="P27"><text:a xlink:type="simple" xlink:href="http://www.blankonlinux.or.id/"><text:span text:style-name="T8"><text:s/></text:span></text:a><text:a xlink:type="simple" xlink:href="http://www.blankonlinux.or.id/"><text:span text:style-name="T7">http://www.blankonlinux.or.id</text:span></text:a><text:span text:style-name="T1">, situs resmi </text:span><text:a xlink:type="simple" xlink:href="../../../../wiki/BlankOn"><text:span text:style-name="T7">BlankOn</text:span></text:a><text:span text:style-name="T1"> Linux.</text:span></text:p>
        </text:list-item>
      </text:list>
      <text:list xml:id="list105407465" text:style-name="L25">
        <text:list-item>
          <text:p text:style-name="P28"><text:a xlink:type="simple" xlink:href="http://cdimage.blankonlinux.or.id/"><text:span text:style-name="T8"><text:s/></text:span></text:a><text:a xlink:type="simple" xlink:href="http://cdimage.blankonlinux.or.id/"><text:span text:style-name="T7">http://cdimage.blankonlinux.or.id</text:span></text:a><text:span text:style-name="T1">, halaman web untuk mengunduh distro </text:span><text:a xlink:type="simple" xlink:href="../../../../wiki/BlankOn"><text:span text:style-name="T7">BlankOn</text:span></text:a><text:span text:style-name="T1"> Linux.</text:span></text:p>
        </text:list-item>
      </text:list>
      <text:list xml:id="list1537550053" text:style-name="L26">
        <text:list-item>
          <text:p text:style-name="P29"><text:a xlink:type="simple" xlink:href="http://dev.blankonlinux.or.id/"><text:span text:style-name="T8"><text:s/></text:span></text:a><text:a xlink:type="simple" xlink:href="http://dev.blankonlinux.or.id/"><text:span text:style-name="T7">http://dev.blankonlinux.or.id</text:span></text:a><text:span text:style-name="T1">, situs WIKI untuk informasi pengembangan distro </text:span><text:a xlink:type="simple" xlink:href="../../../../wiki/BlankOn"><text:span text:style-name="T7">BlankOn</text:span></text:a><text:span text:style-name="T1"> Linux</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Verdana, 'Bitstream Vera Sans', Helvetica, sans-serif"/>
    <style:font-face style:name="OpenSymbol" svg:font-family="OpenSymbol"/>
    <style:font-face style:name="Verdana" svg:font-family="Verdana, Arial, 'Bitstream Vera Sans',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gus Purnomo</meta:initial-creator>
    <meta:creation-date>2011-01-14T10:16:13</meta:creation-date>
    <meta:document-statistic meta:table-count="0" meta:image-count="0" meta:object-count="0" meta:page-count="6" meta:paragraph-count="111" meta:word-count="2116" meta:character-count="15153"/>
    <dc:date>2011-01-14T10:20:27</dc:date>
    <dc:creator>Agus Purnomo</dc:creator>
    <meta:editing-duration>PT00H04M16S</meta:editing-duration>
    <meta:editing-cycles>1</meta:editing-cycles>
    <meta:generator>OpenOffice.org/3.2$Linux OpenOffice.org_project/320m12$Build-9483</meta:generator>
  </office:meta>
</office:document-meta>
</file>